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3.164cm"/>
    </style:style>
    <style:style style:name="co6" style:family="table-column">
      <style:table-column-properties fo:break-before="auto" style:column-width="4.537cm"/>
    </style:style>
    <style:style style:name="co7" style:family="table-column">
      <style:table-column-properties fo:break-before="auto" style:column-width="2.379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1.092cm"/>
    </style:style>
    <style:style style:name="co11" style:family="table-column">
      <style:table-column-properties fo:break-before="auto" style:column-width="1.736cm"/>
    </style:style>
    <style:style style:name="co12" style:family="table-column">
      <style:table-column-properties fo:break-before="auto" style:column-width="2.238cm"/>
    </style:style>
    <style:style style:name="co13" style:family="table-column">
      <style:table-column-properties fo:break-before="auto" style:column-width="6.329cm"/>
    </style:style>
    <style:style style:name="co14" style:family="table-column">
      <style:table-column-properties fo:break-before="auto" style:column-width="2.092cm"/>
    </style:style>
    <style:style style:name="co15" style:family="table-column">
      <style:table-column-properties fo:break-before="auto" style:column-width="6.832cm"/>
    </style:style>
    <style:style style:name="co16" style:family="table-column">
      <style:table-column-properties fo:break-before="auto" style:column-width="3.33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All_20_Time">
      <style:table-properties table:display="true" style:writing-mode="lr-tb"/>
    </style:style>
    <style:style style:name="ta2" style:family="table" style:master-page-name="PageStyle_5f_HowTo">
      <style:table-properties table:display="true" style:writing-mode="lr-tb"/>
    </style:style>
    <style:style style:name="ta4" style:family="table" style:master-page-name="PageStyle_5f_Beta3C1">
      <style:table-properties table:display="true" style:writing-mode="lr-tb"/>
    </style:style>
    <style:style style:name="ta6" style:family="table" style:master-page-name="PageStyle_5f_Beta2C2">
      <style:table-properties table:display="true" style:writing-mode="lr-tb"/>
    </style:style>
    <style:style style:name="ta7" style:family="table" style:master-page-name="PageStyle_5f_Beta2C1">
      <style:table-properties table:display="true" style:writing-mode="lr-tb"/>
    </style:style>
    <style:style style:name="ta8" style:family="table" style:master-page-name="PageStyle_5f_Beta3C2">
      <style:table-properties table:display="true" style:writing-mode="lr-tb"/>
    </style:style>
    <style:style style:name="ta9" style:family="table" style:master-page-name="PageStyle_5f_Beta2C3">
      <style:table-properties table:display="true" style:writing-mode="lr-tb"/>
    </style:style>
    <style:style style:name="ce1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 style:data-style-name="N109"/>
    <style:style style:name="ce11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language="de" fo:country="CH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Time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column table:style-name="co9" table:default-cell-style-name="ce9"/>
        <table:table-column table:style-name="co1" table:default-cell-style-name="ce7"/>
        <table:table-column table:style-name="co10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1" table:default-cell-style-name="ce7"/>
        <table:table-column table:style-name="co12" table:number-columns-repeated="1007" table:default-cell-style-name="ce7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8"/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07"/>
        </table:table-row>
        <table:table-row table:style-name="ro1">
          <table:table-cell office:value-type="date" office:date-value="2011-01-01">
            <text:p>2011-01</text:p>
          </table:table-cell>
          <table:table-cell table:number-columns-repeated="1023"/>
        </table:table-row>
        <table:table-row table:style-name="ro1">
          <table:table-cell office:value-type="date" office:date-value="2010-12-01">
            <text:p>2010-12</text:p>
          </table:table-cell>
          <table:table-cell table:number-columns-repeated="8"/>
          <table:table-cell table:style-name="ce10" office:value-type="float" office:value="40516">
            <text:p>2010-12-04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10-11-01">
            <text:p>2010-11</text:p>
          </table:table-cell>
          <table:table-cell table:style-name="ce5" office:value-type="float" office:value="703">
            <text:p>703</text:p>
          </table:table-cell>
          <table:table-cell table:style-name="ce5" office:value-type="string">
            <text:p>21,301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22">
            <text:p>222</text:p>
          </table:table-cell>
          <table:table-cell table:style-name="ce5" office:value-type="string">
            <text:p>17 (14)</text:p>
          </table:table-cell>
          <table:table-cell table:style-name="ce5" office:value-type="float" office:value="0">
            <text:p>0</text:p>
          </table:table-cell>
          <table:table-cell office:value-type="string">
            <text:p>Beta 3 Candidate 2 + 3</text:p>
          </table:table-cell>
          <table:table-cell/>
          <table:table-cell table:style-name="ce10" office:value-type="float" office:value="40494">
            <text:p>2010-11-12</text:p>
          </table:table-cell>
          <table:table-cell table:style-name="ce4" office:value-type="float" office:value="259">
            <text:p>25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10-10-01">
            <text:p>2010-10</text:p>
          </table:table-cell>
          <table:table-cell office:value-type="string">
            <text:p>2,760 </text:p>
          </table:table-cell>
          <table:table-cell office:value-type="string">
            <text:p>10,736 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string">
            <text:p>2 (9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9-01">
            <text:p>2010-09</text:p>
          </table:table-cell>
          <table:table-cell office:value-type="string">
            <text:p>1,934 </text:p>
          </table:table-cell>
          <table:table-cell office:value-type="string">
            <text:p>17,416 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string">
            <text:p>10 (16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8-01">
            <text:p>2010-08</text:p>
          </table:table-cell>
          <table:table-cell office:value-type="string">
            <text:p>3,841 </text:p>
          </table:table-cell>
          <table:table-cell office:value-type="string">
            <text:p>4,523 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string">
            <text:p>3 (9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7-01">
            <text:p>2010-07</text:p>
          </table:table-cell>
          <table:table-cell office:value-type="string">
            <text:p>8,531 </text:p>
          </table:table-cell>
          <table:table-cell office:value-type="string">
            <text:p>11,241 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string">
            <text:p>0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6-01">
            <text:p>2010-06</text:p>
          </table:table-cell>
          <table:table-cell office:value-type="string">
            <text:p>9,603 </text:p>
          </table:table-cell>
          <table:table-cell office:value-type="float" office:value="414">
            <text:p>414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5-01">
            <text:p>2010-05</text:p>
          </table:table-cell>
          <table:table-cell office:value-type="string">
            <text:p>3,834 </text:p>
          </table:table-cell>
          <table:table-cell office:value-type="string">
            <text:p>14,586 </text:p>
          </table:table-cell>
          <table:table-cell office:value-type="float" office:value="124">
            <text:p>124</text:p>
          </table:table-cell>
          <table:table-cell office:value-type="float" office:value="107">
            <text:p>107</text:p>
          </table:table-cell>
          <table:table-cell office:value-type="string">
            <text:p>6 (7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4-01">
            <text:p>2010-04</text:p>
          </table:table-cell>
          <table:table-cell office:value-type="string">
            <text:p>4,193 </text:p>
          </table:table-cell>
          <table:table-cell office:value-type="string">
            <text:p>4,165 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string">
            <text:p>13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3-01">
            <text:p>2010-03</text:p>
          </table:table-cell>
          <table:table-cell office:value-type="string">
            <text:p>5,345 </text:p>
          </table:table-cell>
          <table:table-cell office:value-type="string">
            <text:p>1,972 </text:p>
          </table:table-cell>
          <table:table-cell table:number-columns-repeated="2" office:value-type="float" office:value="124">
            <text:p>124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2-01">
            <text:p>2010-02</text:p>
          </table:table-cell>
          <table:table-cell office:value-type="string">
            <text:p>11,790 </text:p>
          </table:table-cell>
          <table:table-cell office:value-type="string">
            <text:p>2,176 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string">
            <text:p>2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0-01-01">
            <text:p>2010-01</text:p>
          </table:table-cell>
          <table:table-cell office:value-type="string">
            <text:p>13,729 </text:p>
          </table:table-cell>
          <table:table-cell office:value-type="float" office:value="974">
            <text:p>974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12-01">
            <text:p>2009-12</text:p>
          </table:table-cell>
          <table:table-cell office:value-type="string">
            <text:p>11,562 </text:p>
          </table:table-cell>
          <table:table-cell office:value-type="string">
            <text:p>1,737 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11-01">
            <text:p>2009-11</text:p>
          </table:table-cell>
          <table:table-cell office:value-type="string">
            <text:p>6,841 </text:p>
          </table:table-cell>
          <table:table-cell office:value-type="float" office:value="919">
            <text:p>919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10-01">
            <text:p>2009-10</text:p>
          </table:table-cell>
          <table:table-cell office:value-type="string">
            <text:p>2,778 </text:p>
          </table:table-cell>
          <table:table-cell office:value-type="string">
            <text:p>1,414 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9-01">
            <text:p>2009-09</text:p>
          </table:table-cell>
          <table:table-cell office:value-type="string">
            <text:p>1,345 </text:p>
          </table:table-cell>
          <table:table-cell office:value-type="string">
            <text:p>4,398 </text:p>
          </table:table-cell>
          <table:table-cell office:value-type="float" office:value="164">
            <text:p>164</text:p>
          </table:table-cell>
          <table:table-cell office:value-type="float" office:value="145">
            <text:p>145</text:p>
          </table:table-cell>
          <table:table-cell office:value-type="string">
            <text:p>17 (3) </text:p>
          </table:table-cell>
          <table:table-cell office:value-type="float" office:value="0">
            <text:p>0</text:p>
          </table:table-cell>
          <table:table-cell office:value-type="string">
            <text:p>Beta 3 Candidate 1</text:p>
          </table:table-cell>
          <table:table-cell/>
          <table:table-cell table:style-name="ce10" office:value-type="float" office:value="40067">
            <text:p>2009-09-11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09-08-01">
            <text:p>2009-08</text:p>
          </table:table-cell>
          <table:table-cell office:value-type="string">
            <text:p>5,701 </text:p>
          </table:table-cell>
          <table:table-cell office:value-type="string">
            <text:p>17,131 </text:p>
          </table:table-cell>
          <table:table-cell office:value-type="float" office:value="61">
            <text:p>61</text:p>
          </table:table-cell>
          <table:table-cell office:value-type="float" office:value="119">
            <text:p>119</text:p>
          </table:table-cell>
          <table:table-cell office:value-type="string">
            <text:p>10 (2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7-01">
            <text:p>2009-07</text:p>
          </table:table-cell>
          <table:table-cell office:value-type="string">
            <text:p>3,680 </text:p>
          </table:table-cell>
          <table:table-cell office:value-type="string">
            <text:p>3,777 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string">
            <text:p>11 (2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6-01">
            <text:p>2009-06</text:p>
          </table:table-cell>
          <table:table-cell office:value-type="string">
            <text:p>14,525 </text:p>
          </table:table-cell>
          <table:table-cell office:value-type="string">
            <text:p>9,890 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string">
            <text:p>9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5-01">
            <text:p>2009-05</text:p>
          </table:table-cell>
          <table:table-cell office:value-type="string">
            <text:p>13,905 </text:p>
          </table:table-cell>
          <table:table-cell office:value-type="float" office:value="624">
            <text:p>624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4-01">
            <text:p>2009-04</text:p>
          </table:table-cell>
          <table:table-cell office:value-type="string">
            <text:p>10,641 </text:p>
          </table:table-cell>
          <table:table-cell office:value-type="string">
            <text:p>1,14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3-01">
            <text:p>2009-03</text:p>
          </table:table-cell>
          <table:table-cell office:value-type="string">
            <text:p>9,676 </text:p>
          </table:table-cell>
          <table:table-cell office:value-type="float" office:value="771">
            <text:p>771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string">
            <text:p>7 (3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2-01">
            <text:p>2009-02</text:p>
          </table:table-cell>
          <table:table-cell office:value-type="string">
            <text:p>7,252 </text:p>
          </table:table-cell>
          <table:table-cell office:value-type="string">
            <text:p>1,076</text:p>
          </table:table-cell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string">
            <text:p>1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1-01">
            <text:p>2009-01</text:p>
          </table:table-cell>
          <table:table-cell office:value-type="string">
            <text:p>11,700 </text:p>
          </table:table-cell>
          <table:table-cell office:value-type="float" office:value="439">
            <text:p>43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12-01">
            <text:p>2008-12</text:p>
          </table:table-cell>
          <table:table-cell office:value-type="string">
            <text:p>17,771 </text:p>
          </table:table-cell>
          <table:table-cell office:value-type="float" office:value="337">
            <text:p>337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11-01">
            <text:p>2008-11</text:p>
          </table:table-cell>
          <table:table-cell office:value-type="string">
            <text:p>15,120 </text:p>
          </table:table-cell>
          <table:table-cell office:value-type="float" office:value="767">
            <text:p>767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string">
            <text:p>7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10-01">
            <text:p>2008-10</text:p>
          </table:table-cell>
          <table:table-cell office:value-type="string">
            <text:p>10,396 </text:p>
          </table:table-cell>
          <table:table-cell office:value-type="float" office:value="608">
            <text:p>60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9-01">
            <text:p>2008-09</text:p>
          </table:table-cell>
          <table:table-cell office:value-type="string">
            <text:p>7,845 </text:p>
          </table:table-cell>
          <table:table-cell office:value-type="float" office:value="658">
            <text:p>658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8-01">
            <text:p>2008-08</text:p>
          </table:table-cell>
          <table:table-cell office:value-type="string">
            <text:p>3,701 </text:p>
          </table:table-cell>
          <table:table-cell office:value-type="float" office:value="817">
            <text:p>817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7-01">
            <text:p>2008-07</text:p>
          </table:table-cell>
          <table:table-cell office:value-type="string">
            <text:p>5,671 </text:p>
          </table:table-cell>
          <table:table-cell office:value-type="string">
            <text:p>1,354</text:p>
          </table:table-cell>
          <table:table-cell office:value-type="float" office:value="97">
            <text:p>97</text:p>
          </table:table-cell>
          <table:table-cell office:value-type="float" office:value="181">
            <text:p>181</text:p>
          </table:table-cell>
          <table:table-cell office:value-type="string">
            <text:p>0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6-01">
            <text:p>2008-06</text:p>
          </table:table-cell>
          <table:table-cell office:value-type="string">
            <text:p>5,706 </text:p>
          </table:table-cell>
          <table:table-cell office:value-type="float" office:value="767">
            <text:p>767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string">
            <text:p>5 (3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5-01">
            <text:p>2008-05</text:p>
          </table:table-cell>
          <table:table-cell office:value-type="string">
            <text:p>2,458 </text:p>
          </table:table-cell>
          <table:table-cell office:value-type="float" office:value="999">
            <text:p>999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string">
            <text:p>3 (18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4-01">
            <text:p>2008-04</text:p>
          </table:table-cell>
          <table:table-cell office:value-type="string">
            <text:p>1,838 </text:p>
          </table:table-cell>
          <table:table-cell office:value-type="string">
            <text:p>1,943</text:p>
          </table:table-cell>
          <table:table-cell office:value-type="float" office:value="164">
            <text:p>164</text:p>
          </table:table-cell>
          <table:table-cell office:value-type="float" office:value="129">
            <text:p>129</text:p>
          </table:table-cell>
          <table:table-cell office:value-type="string">
            <text:p>12 (1) 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6"/>
        </table:table-row>
        <table:table-row table:style-name="ro1">
          <table:table-cell office:value-type="date" office:date-value="2008-03-01">
            <text:p>2008-03</text:p>
          </table:table-cell>
          <table:table-cell office:value-type="string">
            <text:p>1,234 </text:p>
          </table:table-cell>
          <table:table-cell office:value-type="string">
            <text:p>1,932</text:p>
          </table:table-cell>
          <table:table-cell office:value-type="float" office:value="162">
            <text:p>162</text:p>
          </table:table-cell>
          <table:table-cell office:value-type="float" office:value="117">
            <text:p>117</text:p>
          </table:table-cell>
          <table:table-cell office:value-type="string">
            <text:p>46 (44) 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/>
          <table:table-cell table:style-name="ce11"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4" office:value-type="string">
            <text:p>0 (0)</text:p>
          </table:table-cell>
          <table:table-cell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08-02-01">
            <text:p>2008-02</text:p>
          </table:table-cell>
          <table:table-cell office:value-type="string">
            <text:p>2,178 </text:p>
          </table:table-cell>
          <table:table-cell office:value-type="string">
            <text:p>1,527</text:p>
          </table:table-cell>
          <table:table-cell office:value-type="float" office:value="192">
            <text:p>192</text:p>
          </table:table-cell>
          <table:table-cell office:value-type="float" office:value="149">
            <text:p>149</text:p>
          </table:table-cell>
          <table:table-cell office:value-type="string">
            <text:p>9 (2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6"/>
        </table:table-row>
        <table:table-row table:style-name="ro1">
          <table:table-cell office:value-type="date" office:date-value="2008-01-01">
            <text:p>2008-01</text:p>
          </table:table-cell>
          <table:table-cell office:value-type="string">
            <text:p>7,003 </text:p>
          </table:table-cell>
          <table:table-cell office:value-type="float" office:value="537">
            <text:p>537</text:p>
          </table:table-cell>
          <table:table-cell office:value-type="float" office:value="58">
            <text:p>58</text:p>
          </table:table-cell>
          <table:table-cell office:value-type="float" office:value="124">
            <text:p>124</text:p>
          </table:table-cell>
          <table:table-cell office:value-type="string">
            <text:p>4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12-01">
            <text:p>2007-12</text:p>
          </table:table-cell>
          <table:table-cell office:value-type="string">
            <text:p>8,693 </text:p>
          </table:table-cell>
          <table:table-cell office:value-type="float" office:value="441">
            <text:p>441</text:p>
          </table:table-cell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 office:value-type="string">
            <text:p>8 (9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11-01">
            <text:p>2007-11</text:p>
          </table:table-cell>
          <table:table-cell office:value-type="string">
            <text:p>7,677 </text:p>
          </table:table-cell>
          <table:table-cell office:value-type="float" office:value="535">
            <text:p>53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6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10-01">
            <text:p>2007-10</text:p>
          </table:table-cell>
          <table:table-cell office:value-type="string">
            <text:p>5,508 </text:p>
          </table:table-cell>
          <table:table-cell office:value-type="float" office:value="599">
            <text:p>599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string">
            <text:p>18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9-01">
            <text:p>2007-09</text:p>
          </table:table-cell>
          <table:table-cell office:value-type="string">
            <text:p>3,594 </text:p>
          </table:table-cell>
          <table:table-cell office:value-type="float" office:value="731">
            <text:p>731</text:p>
          </table:table-cell>
          <table:table-cell office:value-type="float" office:value="61">
            <text:p>61</text:p>
          </table:table-cell>
          <table:table-cell office:value-type="float" office:value="153">
            <text:p>153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8-01">
            <text:p>2007-08</text:p>
          </table:table-cell>
          <table:table-cell office:value-type="string">
            <text:p>6,301 </text:p>
          </table:table-cell>
          <table:table-cell office:value-type="float" office:value="956">
            <text:p>956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string">
            <text:p>25 (18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7-01">
            <text:p>2007-07</text:p>
          </table:table-cell>
          <table:table-cell office:value-type="string">
            <text:p>39,126 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6-01">
            <text:p>2007-06</text:p>
          </table:table-cell>
          <table:table-cell office:value-type="string">
            <text:p>12,476 </text:p>
          </table:table-cell>
          <table:table-cell office:value-type="float" office:value="323">
            <text:p>323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5-01">
            <text:p>2007-05</text:p>
          </table:table-cell>
          <table:table-cell office:value-type="string">
            <text:p>5,209 </text:p>
          </table:table-cell>
          <table:table-cell office:value-type="float" office:value="660">
            <text:p>660</text:p>
          </table:table-cell>
          <table:table-cell office:value-type="float" office:value="89">
            <text:p>89</text:p>
          </table:table-cell>
          <table:table-cell office:value-type="float" office:value="157">
            <text:p>157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7-04-01">
            <text:p>2007-04</text:p>
          </table:table-cell>
          <table:table-cell office:value-type="string">
            <text:p>9,001 </text:p>
          </table:table-cell>
          <table:table-cell office:value-type="float" office:value="926">
            <text:p>926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office:value-type="string">
            <text:p>Beta 1</text:p>
          </table:table-cell>
          <table:table-cell table:number-columns-repeated="1016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wTo" table:style-name="ta2" table:print="false">
        <table:table-column table:style-name="co13" table:default-cell-style-name="Excel_20_Built-in_20_Normal"/>
        <table:table-column table:style-name="co14" table:number-columns-repeated="1023" table:default-cell-style-name="Excel_20_Built-in_20_Normal"/>
        <table:table-row table:style-name="ro2">
          <table:table-cell office:value-type="string">
            <text:p>1. Go to YAT ranking</text:p>
          </table:table-cell>
          <table:table-cell table:number-columns-repeated="1023"/>
        </table:table-row>
        <table:table-row table:style-name="ro2">
          <table:table-cell office:value-type="string">
            <text:p>2. Copy whole table</text:p>
          </table:table-cell>
          <table:table-cell table:number-columns-repeated="1023"/>
        </table:table-row>
        <table:table-row table:style-name="ro2">
          <table:table-cell office:value-type="string">
            <text:p>3. Paste table into text file</text:p>
          </table:table-cell>
          <table:table-cell table:number-columns-repeated="1023"/>
        </table:table-row>
        <table:table-row table:style-name="ro2">
          <table:table-cell office:value-type="string">
            <text:p>4. Open text file with OpenOffice Calc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5. Auto-size all columns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6. Format title row bold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7. Format date column YYYY-MM-DD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8. Right-align all other columns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9. Copy spreadsheet into this fil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10. Add remarks</text:p>
          </table:table-cell>
          <table:table-cell table:number-columns-repeated="1023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.C2-C3" table:style-name="ta8" table:print="false">
        <table:table-column table:style-name="co1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5" table:default-cell-style-name="ce7"/>
        <table:table-column table:style-name="co12" table:number-columns-repeated="1016" table:default-cell-style-name="ce7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3">
          <table:table-cell table:style-name="ce10" office:value-type="float" office:value="40552">
            <text:p>2011-01-09</text:p>
          </table:table-cell>
          <table:table-cell table:style-name="ce17" office:value-type="string">
            <text:p>1,988 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6" table:number-columns-repeated="1017"/>
        </table:table-row>
        <table:table-row table:style-name="ro3">
          <table:table-cell table:style-name="ce10" office:value-type="float" office:value="40551">
            <text:p>2011-01-08</text:p>
          </table:table-cell>
          <table:table-cell table:style-name="ce17" office:value-type="string">
            <text:p>1,918 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6" table:number-columns-repeated="1017"/>
        </table:table-row>
        <table:table-row table:style-name="ro3">
          <table:table-cell table:style-name="ce10" office:value-type="float" office:value="40550">
            <text:p>2011-01-07</text:p>
          </table:table-cell>
          <table:table-cell table:style-name="ce17" office:value-type="string">
            <text:p>1,797 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6" table:number-columns-repeated="1017"/>
        </table:table-row>
        <table:table-row table:style-name="ro3">
          <table:table-cell table:style-name="ce10" office:value-type="float" office:value="40549">
            <text:p>2011-01-06</text:p>
          </table:table-cell>
          <table:table-cell table:style-name="ce17" office:value-type="string">
            <text:p>1,139 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23">
            <text:p>23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6" table:number-columns-repeated="1017"/>
        </table:table-row>
        <table:table-row table:style-name="ro3">
          <table:table-cell table:style-name="ce10" office:value-type="float" office:value="40548">
            <text:p>2011-01-05</text:p>
          </table:table-cell>
          <table:table-cell table:style-name="ce17" office:value-type="float" office:value="644">
            <text:p>644</text:p>
          </table:table-cell>
          <table:table-cell table:style-name="ce17" office:value-type="float" office:value="205">
            <text:p>205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13">
            <text:p>13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6" table:number-columns-repeated="1017"/>
        </table:table-row>
        <table:table-row table:style-name="ro3">
          <table:table-cell table:style-name="ce10" office:value-type="float" office:value="40547">
            <text:p>2011-01-04</text:p>
          </table:table-cell>
          <table:table-cell table:style-name="ce17" office:value-type="float" office:value="562">
            <text:p>562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6" table:number-columns-repeated="1017"/>
        </table:table-row>
        <table:table-row table:style-name="ro3">
          <table:table-cell table:style-name="ce10" office:value-type="float" office:value="40546">
            <text:p>2011-01-03</text:p>
          </table:table-cell>
          <table:table-cell table:style-name="ce17" office:value-type="float" office:value="451">
            <text:p>451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6" table:number-columns-repeated="1017"/>
        </table:table-row>
        <table:table-row table:style-name="ro3">
          <table:table-cell table:style-name="ce10" office:value-type="float" office:value="40545">
            <text:p>2011-01-02</text:p>
          </table:table-cell>
          <table:table-cell table:style-name="ce17" office:value-type="float" office:value="428">
            <text:p>428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6" table:number-columns-repeated="1017"/>
        </table:table-row>
        <table:table-row table:style-name="ro3">
          <table:table-cell table:style-name="ce10" office:value-type="float" office:value="40544">
            <text:p>2011-01-01</text:p>
          </table:table-cell>
          <table:table-cell table:style-name="ce17" office:value-type="float" office:value="405">
            <text:p>40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6" table:number-columns-repeated="1017"/>
        </table:table-row>
        <table:table-row table:style-name="ro3">
          <table:table-cell table:style-name="ce10" office:value-type="float" office:value="40543">
            <text:p>2010-12-31</text:p>
          </table:table-cell>
          <table:table-cell table:style-name="ce17" office:value-type="float" office:value="389">
            <text:p>389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42">
            <text:p>2010-12-30</text:p>
          </table:table-cell>
          <table:table-cell table:style-name="ce17" office:value-type="float" office:value="417">
            <text:p>417</text:p>
          </table:table-cell>
          <table:table-cell table:style-name="ce17" office:value-type="string">
            <text:p>5,366 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41">
            <text:p>2010-12-29</text:p>
          </table:table-cell>
          <table:table-cell table:style-name="ce17" office:value-type="float" office:value="555">
            <text:p>555</text:p>
          </table:table-cell>
          <table:table-cell table:style-name="ce17" office:value-type="string">
            <text:p>4,875 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1">
            <text:p>11</text:p>
          </table:table-cell>
          <table:table-cell table:style-name="ce17" office:value-type="string">
            <text:p>4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40">
            <text:p>2010-12-28</text:p>
          </table:table-cell>
          <table:table-cell table:style-name="ce17" office:value-type="float" office:value="598">
            <text:p>598</text:p>
          </table:table-cell>
          <table:table-cell table:style-name="ce17" office:value-type="string">
            <text:p>10,937 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9">
            <text:p>2010-12-27</text:p>
          </table:table-cell>
          <table:table-cell table:style-name="ce17" office:value-type="string">
            <text:p>1,052 </text:p>
          </table:table-cell>
          <table:table-cell table:style-name="ce17" office:value-type="string">
            <text:p>3,428 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1 (1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8">
            <text:p>2010-12-26</text:p>
          </table:table-cell>
          <table:table-cell table:style-name="ce17" office:value-type="string">
            <text:p>1,069 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7">
            <text:p>2010-12-25</text:p>
          </table:table-cell>
          <table:table-cell table:style-name="ce17" office:value-type="string">
            <text:p>1,245 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1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6">
            <text:p>2010-12-24</text:p>
          </table:table-cell>
          <table:table-cell table:style-name="ce17" office:value-type="string">
            <text:p>1,606 </text:p>
          </table:table-cell>
          <table:table-cell table:style-name="ce17" office:value-type="float" office:value="84">
            <text:p>84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5">
            <text:p>2010-12-23</text:p>
          </table:table-cell>
          <table:table-cell table:style-name="ce17" office:value-type="string">
            <text:p>1,391 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4">
            <text:p>14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4">
            <text:p>2010-12-22</text:p>
          </table:table-cell>
          <table:table-cell table:style-name="ce17" office:value-type="float" office:value="796">
            <text:p>796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5">
            <text:p>1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3">
            <text:p>2010-12-21</text:p>
          </table:table-cell>
          <table:table-cell table:style-name="ce17" office:value-type="float" office:value="637">
            <text:p>637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2">
            <text:p>2010-12-20</text:p>
          </table:table-cell>
          <table:table-cell table:style-name="ce17" office:value-type="float" office:value="601">
            <text:p>60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1">
            <text:p>2010-12-19</text:p>
          </table:table-cell>
          <table:table-cell table:style-name="ce17" office:value-type="float" office:value="580">
            <text:p>58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30">
            <text:p>2010-12-18</text:p>
          </table:table-cell>
          <table:table-cell table:style-name="ce17" office:value-type="float" office:value="564">
            <text:p>564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1">
            <text:p>11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9">
            <text:p>2010-12-17</text:p>
          </table:table-cell>
          <table:table-cell table:style-name="ce17" office:value-type="float" office:value="457">
            <text:p>457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8">
            <text:p>2010-12-16</text:p>
          </table:table-cell>
          <table:table-cell table:style-name="ce17" office:value-type="float" office:value="440">
            <text:p>440</text:p>
          </table:table-cell>
          <table:table-cell table:style-name="ce17" office:value-type="float" office:value="101">
            <text:p>101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7">
            <text:p>2010-12-15</text:p>
          </table:table-cell>
          <table:table-cell table:style-name="ce17" office:value-type="float" office:value="473">
            <text:p>473</text:p>
          </table:table-cell>
          <table:table-cell table:style-name="ce17" office:value-type="string">
            <text:p>1,957 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2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6">
            <text:p>2010-12-14</text:p>
          </table:table-cell>
          <table:table-cell table:style-name="ce17" office:value-type="float" office:value="540">
            <text:p>540</text:p>
          </table:table-cell>
          <table:table-cell table:style-name="ce17" office:value-type="float" office:value="88">
            <text:p>88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string">
            <text:p>4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5">
            <text:p>2010-12-13</text:p>
          </table:table-cell>
          <table:table-cell table:style-name="ce17" office:value-type="float" office:value="520">
            <text:p>520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4">
            <text:p>2010-12-12</text:p>
          </table:table-cell>
          <table:table-cell table:style-name="ce17" office:value-type="float" office:value="510">
            <text:p>51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3">
            <text:p>2010-12-11</text:p>
          </table:table-cell>
          <table:table-cell table:style-name="ce17" office:value-type="float" office:value="501">
            <text:p>50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2">
            <text:p>2010-12-10</text:p>
          </table:table-cell>
          <table:table-cell table:style-name="ce17" office:value-type="float" office:value="555">
            <text:p>555</text:p>
          </table:table-cell>
          <table:table-cell table:style-name="ce17" office:value-type="string">
            <text:p>1,492 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1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1">
            <text:p>2010-12-09</text:p>
          </table:table-cell>
          <table:table-cell table:style-name="ce17" office:value-type="float" office:value="530">
            <text:p>530</text:p>
          </table:table-cell>
          <table:table-cell table:style-name="ce17" office:value-type="string">
            <text:p>4,313 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20">
            <text:p>2010-12-08</text:p>
          </table:table-cell>
          <table:table-cell table:style-name="ce17" office:value-type="float" office:value="512">
            <text:p>51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19">
            <text:p>2010-12-07</text:p>
          </table:table-cell>
          <table:table-cell table:style-name="ce17" office:value-type="float" office:value="523">
            <text:p>523</text:p>
          </table:table-cell>
          <table:table-cell table:style-name="ce17" office:value-type="float" office:value="567">
            <text:p>56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7">
            <text:p>17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18">
            <text:p>2010-12-06</text:p>
          </table:table-cell>
          <table:table-cell table:style-name="ce17" office:value-type="float" office:value="508">
            <text:p>508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17">
            <text:p>2010-12-05</text:p>
          </table:table-cell>
          <table:table-cell table:style-name="ce17" office:value-type="float" office:value="255">
            <text:p>255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16">
            <text:p>2010-12-04</text:p>
          </table:table-cell>
          <table:table-cell table:style-name="ce18" office:value-type="float" office:value="251">
            <text:p>25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16"/>
        </table:table-row>
        <table:table-row table:style-name="ro3">
          <table:table-cell table:style-name="ce10" office:value-type="float" office:value="40515">
            <text:p>2010-12-03</text:p>
          </table:table-cell>
          <table:table-cell table:style-name="ce17" office:value-type="float" office:value="299">
            <text:p>299</text:p>
          </table:table-cell>
          <table:table-cell table:style-name="ce17" office:value-type="string">
            <text:p>8,797 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14">
            <text:p>2010-12-02</text:p>
          </table:table-cell>
          <table:table-cell table:style-name="ce17" office:value-type="float" office:value="301">
            <text:p>301</text:p>
          </table:table-cell>
          <table:table-cell table:style-name="ce17" office:value-type="string">
            <text:p>1,957 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16">
            <text:p>16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13">
            <text:p>2010-12-01</text:p>
          </table:table-cell>
          <table:table-cell table:style-name="ce17" office:value-type="float" office:value="289">
            <text:p>289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12">
            <text:p>2010-11-30</text:p>
          </table:table-cell>
          <table:table-cell table:style-name="ce17" office:value-type="float" office:value="266">
            <text:p>266</text:p>
          </table:table-cell>
          <table:table-cell table:style-name="ce17" office:value-type="float" office:value="120">
            <text:p>12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1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511">
            <text:p>2010-11-29</text:p>
          </table:table-cell>
          <table:table-cell table:style-name="ce17" office:value-type="float" office:value="273">
            <text:p>27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12" office:value-type="string">
            <text:p>Beta 3 Candidate 3 – 1.99.25</text:p>
          </table:table-cell>
          <table:table-cell table:number-columns-repeated="1016"/>
        </table:table-row>
        <table:table-row table:style-name="ro3">
          <table:table-cell table:style-name="ce10" office:value-type="float" office:value="40510">
            <text:p>2010-11-28</text:p>
          </table:table-cell>
          <table:table-cell table:style-name="ce17" office:value-type="float" office:value="579">
            <text:p>579</text:p>
          </table:table-cell>
          <table:table-cell table:style-name="ce17" office:value-type="string">
            <text:p>1,433 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3 (3) </text:p>
          </table:table-cell>
          <table:table-cell table:style-name="ce17" office:value-type="float" office:value="0">
            <text:p>0</text:p>
          </table:table-cell>
          <table:table-cell table:style-name="ce12"/>
          <table:table-cell table:number-columns-repeated="1016"/>
        </table:table-row>
        <table:table-row table:style-name="ro3">
          <table:table-cell table:style-name="ce10" office:value-type="float" office:value="40509">
            <text:p>2010-11-27</text:p>
          </table:table-cell>
          <table:table-cell table:style-name="ce17" office:value-type="float" office:value="583">
            <text:p>58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08">
            <text:p>2010-11-26</text:p>
          </table:table-cell>
          <table:table-cell table:style-name="ce17" office:value-type="float" office:value="558">
            <text:p>558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07">
            <text:p>2010-11-25</text:p>
          </table:table-cell>
          <table:table-cell table:style-name="ce17" office:value-type="float" office:value="622">
            <text:p>622</text:p>
          </table:table-cell>
          <table:table-cell table:style-name="ce17" office:value-type="float" office:value="686">
            <text:p>686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5">
            <text:p>15</text:p>
          </table:table-cell>
          <table:table-cell table:style-name="ce17" office:value-type="string">
            <text:p>0 (2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06">
            <text:p>2010-11-24</text:p>
          </table:table-cell>
          <table:table-cell table:style-name="ce17" office:value-type="float" office:value="564">
            <text:p>564</text:p>
          </table:table-cell>
          <table:table-cell table:style-name="ce17" office:value-type="float" office:value="47">
            <text:p>47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0 (1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05">
            <text:p>2010-11-23</text:p>
          </table:table-cell>
          <table:table-cell table:style-name="ce17" office:value-type="float" office:value="720">
            <text:p>720</text:p>
          </table:table-cell>
          <table:table-cell table:style-name="ce17" office:value-type="float" office:value="429">
            <text:p>429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11">
            <text:p>11</text:p>
          </table:table-cell>
          <table:table-cell table:style-name="ce17" office:value-type="string">
            <text:p>1 (2) </text:p>
          </table:table-cell>
          <table:table-cell table:style-name="ce17" office:value-type="float" office:value="0">
            <text:p>0</text:p>
          </table:table-cell>
          <table:table-cell table:style-name="ce12"/>
          <table:table-cell table:number-columns-repeated="1016"/>
        </table:table-row>
        <table:table-row table:style-name="ro3">
          <table:table-cell table:style-name="ce10" office:value-type="float" office:value="40504">
            <text:p>2010-11-22</text:p>
          </table:table-cell>
          <table:table-cell table:style-name="ce17" office:value-type="float" office:value="607">
            <text:p>607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03">
            <text:p>2010-11-21</text:p>
          </table:table-cell>
          <table:table-cell table:style-name="ce17" office:value-type="float" office:value="596">
            <text:p>596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02">
            <text:p>2010-11-20</text:p>
          </table:table-cell>
          <table:table-cell table:style-name="ce17" office:value-type="float" office:value="632">
            <text:p>632</text:p>
          </table:table-cell>
          <table:table-cell table:style-name="ce17" office:value-type="float" office:value="81">
            <text:p>8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01">
            <text:p>2010-11-19</text:p>
          </table:table-cell>
          <table:table-cell table:style-name="ce17" office:value-type="float" office:value="602">
            <text:p>60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1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500">
            <text:p>2010-11-18</text:p>
          </table:table-cell>
          <table:table-cell table:style-name="ce17" office:value-type="float" office:value="436">
            <text:p>436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4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99">
            <text:p>2010-11-17</text:p>
          </table:table-cell>
          <table:table-cell table:style-name="ce17" office:value-type="float" office:value="390">
            <text:p>390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7">
            <text:p>17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98">
            <text:p>2010-11-16</text:p>
          </table:table-cell>
          <table:table-cell table:style-name="ce17" office:value-type="float" office:value="356">
            <text:p>356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3">
            <text:p>23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97">
            <text:p>2010-11-15</text:p>
          </table:table-cell>
          <table:table-cell table:style-name="ce17" office:value-type="float" office:value="323">
            <text:p>323</text:p>
          </table:table-cell>
          <table:table-cell table:style-name="ce17" office:value-type="float" office:value="72">
            <text:p>7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96">
            <text:p>2010-11-14</text:p>
          </table:table-cell>
          <table:table-cell table:style-name="ce17" office:value-type="float" office:value="300">
            <text:p>300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95">
            <text:p>2010-11-13</text:p>
          </table:table-cell>
          <table:table-cell table:style-name="ce17" office:value-type="float" office:value="288">
            <text:p>288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94">
            <text:p>2010-11-12</text:p>
          </table:table-cell>
          <table:table-cell table:style-name="ce18" office:value-type="float" office:value="259">
            <text:p>259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style-name="ce12" office:value-type="string">
            <text:p>REKORD</text:p>
          </table:table-cell>
          <table:table-cell table:number-columns-repeated="1016"/>
        </table:table-row>
        <table:table-row table:style-name="ro1">
          <table:table-cell table:style-name="ce10" office:value-type="float" office:value="40493">
            <text:p>2010-11-11</text:p>
          </table:table-cell>
          <table:table-cell table:style-name="ce17" office:value-type="string">
            <text:p>1,354 </text:p>
          </table:table-cell>
          <table:table-cell table:style-name="ce17" office:value-type="string">
            <text:p>2,510 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1 (1) </text:p>
          </table:table-cell>
          <table:table-cell table:style-name="ce17" office:value-type="float" office:value="0">
            <text:p>0</text:p>
          </table:table-cell>
          <table:table-cell table:style-name="ce12" office:value-type="string">
            <text:p>Beta 3 Candidate 2 – 1.99.24</text:p>
          </table:table-cell>
          <table:table-cell table:number-columns-repeated="1016"/>
        </table:table-row>
        <table:table-row table:style-name="ro3">
          <table:table-cell table:style-name="ce10" office:value-type="float" office:value="40492">
            <text:p>2010-11-10</text:p>
          </table:table-cell>
          <table:table-cell table:style-name="ce17" office:value-type="string">
            <text:p>1,471 </text:p>
          </table:table-cell>
          <table:table-cell table:style-name="ce17" office:value-type="float" office:value="311">
            <text:p>311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1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91">
            <text:p>2010-11-09</text:p>
          </table:table-cell>
          <table:table-cell table:style-name="ce17" office:value-type="string">
            <text:p>1,542 </text:p>
          </table:table-cell>
          <table:table-cell table:style-name="ce17" office:value-type="float" office:value="185">
            <text:p>18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1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90">
            <text:p>2010-11-08</text:p>
          </table:table-cell>
          <table:table-cell table:style-name="ce17" office:value-type="string">
            <text:p>1,806 </text:p>
          </table:table-cell>
          <table:table-cell table:style-name="ce17" office:value-type="string">
            <text:p>3,517 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3 (2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89">
            <text:p>2010-11-07</text:p>
          </table:table-cell>
          <table:table-cell table:style-name="ce17" office:value-type="string">
            <text:p>1,949 </text:p>
          </table:table-cell>
          <table:table-cell table:style-name="ce17" office:value-type="float" office:value="342">
            <text:p>34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 (1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88">
            <text:p>2010-11-06</text:p>
          </table:table-cell>
          <table:table-cell table:style-name="ce17" office:value-type="string">
            <text:p>1,910 </text:p>
          </table:table-cell>
          <table:table-cell table:style-name="ce17" office:value-type="float" office:value="686">
            <text:p>686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87">
            <text:p>2010-11-05</text:p>
          </table:table-cell>
          <table:table-cell table:style-name="ce17" office:value-type="string">
            <text:p>3,034 </text:p>
          </table:table-cell>
          <table:table-cell table:style-name="ce17" office:value-type="string">
            <text:p>2,358 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1 (2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86">
            <text:p>2010-11-04</text:p>
          </table:table-cell>
          <table:table-cell table:style-name="ce17" office:value-type="string">
            <text:p>3,391 </text:p>
          </table:table-cell>
          <table:table-cell table:style-name="ce17" office:value-type="string">
            <text:p>5,689 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85">
            <text:p>2010-11-03</text:p>
          </table:table-cell>
          <table:table-cell table:style-name="ce17" office:value-type="string">
            <text:p>3,756 </text:p>
          </table:table-cell>
          <table:table-cell table:style-name="ce17" office:value-type="float" office:value="702">
            <text:p>702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1">
            <text:p>11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84">
            <text:p>2010-11-02</text:p>
          </table:table-cell>
          <table:table-cell table:style-name="ce17" office:value-type="string">
            <text:p>2,780 </text:p>
          </table:table-cell>
          <table:table-cell table:style-name="ce17" office:value-type="string">
            <text:p>1,856 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0" office:value-type="float" office:value="40483">
            <text:p>2010-11-01</text:p>
          </table:table-cell>
          <table:table-cell table:style-name="ce17" office:value-type="string">
            <text:p>2,567 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0 (0) </text:p>
          </table:table-cell>
          <table:table-cell table:style-name="ce17" office:value-type="float" office:value="0">
            <text:p>0</text:p>
          </table:table-cell>
          <table:table-cell table:number-columns-repeated="1017"/>
        </table:table-row>
        <table:table-row table:style-name="ro3" table:number-rows-repeated="65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3.C1" table:style-name="ta4" table:print="false">
        <table:table-column table:style-name="co1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5" table:default-cell-style-name="ce7"/>
        <table:table-column table:style-name="co12" table:number-columns-repeated="1016" table:default-cell-style-name="ce7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1">
          <table:table-cell table:style-name="ce10" office:value-type="float" office:value="40068">
            <text:p>2009-09-12</text:p>
          </table:table-cell>
          <table:table-cell office:value-type="float" office:value="635">
            <text:p>6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text:s/>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0" office:value-type="float" office:value="40067">
            <text:p>2009-09-11</text:p>
          </table:table-cell>
          <table:table-cell office:value-type="float" office:value="596">
            <text:p>59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2" office:value-type="string">
            <text:p>Beta 3 Candidate 1 - 1.99.23 / REKORD</text:p>
          </table:table-cell>
          <table:table-cell table:number-columns-repeated="1016"/>
        </table:table-row>
        <table:table-row table:style-name="ro1">
          <table:table-cell table:style-name="ce10" office:value-type="float" office:value="40066">
            <text:p>2009-09-10</text:p>
          </table:table-cell>
          <table:table-cell office:value-type="float" office:value="766">
            <text:p>766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0" office:value-type="float" office:value="40065">
            <text:p>2009-09-09</text:p>
          </table:table-cell>
          <table:table-cell office:value-type="float" office:value="713">
            <text:p>713</text:p>
          </table:table-cell>
          <table:table-cell office:value-type="float" office:value="294">
            <text:p>29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2" office:value-type="string">
            <text:p>Beta 3 Candidate 1 - 1.99.22</text:p>
          </table:table-cell>
          <table:table-cell table:number-columns-repeated="1016"/>
        </table:table-row>
        <table:table-row table:style-name="ro1">
          <table:table-cell table:style-name="ce10" office:value-type="float" office:value="40064">
            <text:p>2009-09-08</text:p>
          </table:table-cell>
          <table:table-cell office:value-type="string">
            <text:p>4,037 </text:p>
          </table:table-cell>
          <table:table-cell office:value-type="float" office:value="425">
            <text:p>4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3">
            <text:p>2009-09-07</text:p>
          </table:table-cell>
          <table:table-cell office:value-type="string">
            <text:p>3,981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2">
            <text:p>2009-09-06</text:p>
          </table:table-cell>
          <table:table-cell office:value-type="string">
            <text:p>2,860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1">
            <text:p>2009-09-05</text:p>
          </table:table-cell>
          <table:table-cell office:value-type="string">
            <text:p>1,995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60">
            <text:p>2009-09-04</text:p>
          </table:table-cell>
          <table:table-cell office:value-type="string">
            <text:p>1,737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9">
            <text:p>2009-09-03</text:p>
          </table:table-cell>
          <table:table-cell office:value-type="string">
            <text:p>1,726 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8">
            <text:p>2009-09-02</text:p>
          </table:table-cell>
          <table:table-cell office:value-type="string">
            <text:p>1,982 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7">
            <text:p>2009-09-01</text:p>
          </table:table-cell>
          <table:table-cell office:value-type="string">
            <text:p>2,158 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6">
            <text:p>2009-08-31</text:p>
          </table:table-cell>
          <table:table-cell office:value-type="string">
            <text:p>2,692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5">
            <text:p>2009-08-30</text:p>
          </table:table-cell>
          <table:table-cell office:value-type="string">
            <text:p>3,695 </text:p>
          </table:table-cell>
          <table:table-cell office:value-type="string">
            <text:p>7,193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4">
            <text:p>2009-08-29</text:p>
          </table:table-cell>
          <table:table-cell office:value-type="string">
            <text:p>3,274 </text:p>
          </table:table-cell>
          <table:table-cell office:value-type="string">
            <text:p>1,804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 (6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3">
            <text:p>2009-08-28</text:p>
          </table:table-cell>
          <table:table-cell office:value-type="string">
            <text:p>3,692 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2">
            <text:p>2009-08-27</text:p>
          </table:table-cell>
          <table:table-cell office:value-type="string">
            <text:p>4,327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1">
            <text:p>2009-08-26</text:p>
          </table:table-cell>
          <table:table-cell office:value-type="string">
            <text:p>2,816 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50">
            <text:p>2009-08-25</text:p>
          </table:table-cell>
          <table:table-cell office:value-type="string">
            <text:p>2,782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9">
            <text:p>2009-08-24</text:p>
          </table:table-cell>
          <table:table-cell office:value-type="string">
            <text:p>8,305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8">
            <text:p>2009-08-23</text:p>
          </table:table-cell>
          <table:table-cell office:value-type="string">
            <text:p>2,306 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7">
            <text:p>2009-08-22</text:p>
          </table:table-cell>
          <table:table-cell office:value-type="string">
            <text:p>2,512 </text:p>
          </table:table-cell>
          <table:table-cell office:value-type="string">
            <text:p>5,564 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 (4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6">
            <text:p>2009-08-21</text:p>
          </table:table-cell>
          <table:table-cell office:value-type="string">
            <text:p>2,636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5">
            <text:p>2009-08-20</text:p>
          </table:table-cell>
          <table:table-cell office:value-type="string">
            <text:p>2,67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4">
            <text:p>2009-08-19</text:p>
          </table:table-cell>
          <table:table-cell office:value-type="string">
            <text:p>2,714 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3">
            <text:p>2009-08-18</text:p>
          </table:table-cell>
          <table:table-cell office:value-type="string">
            <text:p>3,13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2">
            <text:p>2009-08-17</text:p>
          </table:table-cell>
          <table:table-cell office:value-type="string">
            <text:p>7,335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1">
            <text:p>2009-08-16</text:p>
          </table:table-cell>
          <table:table-cell office:value-type="string">
            <text:p>12,963 </text:p>
          </table:table-cell>
          <table:table-cell office:value-type="string">
            <text:p>2,109 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3 (1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40">
            <text:p>2009-08-15</text:p>
          </table:table-cell>
          <table:table-cell office:value-type="string">
            <text:p>12,777 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9">
            <text:p>2009-08-14</text:p>
          </table:table-cell>
          <table:table-cell office:value-type="string">
            <text:p>12,235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8">
            <text:p>2009-08-13</text:p>
          </table:table-cell>
          <table:table-cell office:value-type="string">
            <text:p>15,824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7">
            <text:p>2009-08-12</text:p>
          </table:table-cell>
          <table:table-cell office:value-type="string">
            <text:p>15,580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6">
            <text:p>2009-08-11</text:p>
          </table:table-cell>
          <table:table-cell office:value-type="string">
            <text:p>12,833 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5">
            <text:p>2009-08-10</text:p>
          </table:table-cell>
          <table:table-cell office:value-type="string">
            <text:p>9,112 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4">
            <text:p>2009-08-09</text:p>
          </table:table-cell>
          <table:table-cell office:value-type="string">
            <text:p>8,840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3">
            <text:p>2009-08-08</text:p>
          </table:table-cell>
          <table:table-cell office:value-type="string">
            <text:p>8,71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2">
            <text:p>2009-08-07</text:p>
          </table:table-cell>
          <table:table-cell office:value-type="string">
            <text:p>8,008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1">
            <text:p>2009-08-06</text:p>
          </table:table-cell>
          <table:table-cell office:value-type="string">
            <text:p>8,341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30">
            <text:p>2009-08-05</text:p>
          </table:table-cell>
          <table:table-cell office:value-type="string">
            <text:p>9,224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9">
            <text:p>2009-08-04</text:p>
          </table:table-cell>
          <table:table-cell office:value-type="string">
            <text:p>11,634 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8">
            <text:p>2009-08-03</text:p>
          </table:table-cell>
          <table:table-cell office:value-type="string">
            <text:p>11,020 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7">
            <text:p>2009-08-02</text:p>
          </table:table-cell>
          <table:table-cell office:value-type="string">
            <text:p>11,233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10" office:value-type="float" office:value="40026">
            <text:p>2009-08-01</text:p>
          </table:table-cell>
          <table:table-cell office:value-type="string">
            <text:p>11,0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.C3" table:style-name="ta9" table:print="false">
        <table:table-column table:style-name="co1" table:default-cell-style-name="ce11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6" table:default-cell-style-name="ce7"/>
        <table:table-column table:style-name="co12" table:number-columns-repeated="1016" table:default-cell-style-name="ce7"/>
        <table:table-row table:style-name="ro3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3">
          <table:table-cell office:value-type="float" office:value="39544">
            <text:p>2008-04-06</text:p>
          </table:table-cell>
          <table:table-cell office:value-type="float" office:value="767">
            <text:p>767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9543">
            <text:p>2008-04-05</text:p>
          </table:table-cell>
          <table:table-cell office:value-type="float" office:value="754">
            <text:p>754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9542">
            <text:p>2008-04-04</text:p>
          </table:table-cell>
          <table:table-cell office:value-type="float" office:value="731">
            <text:p>731</text:p>
          </table:table-cell>
          <table:table-cell office:value-type="float" office:value="128">
            <text:p>12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9541">
            <text:p>2008-04-03</text:p>
          </table:table-cell>
          <table:table-cell office:value-type="float" office:value="677">
            <text:p>677</text:p>
          </table:table-cell>
          <table:table-cell office:value-type="float" office:value="193">
            <text:p>19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9540">
            <text:p>2008-04-02</text:p>
          </table:table-cell>
          <table:table-cell office:value-type="float" office:value="736">
            <text:p>736</text:p>
          </table:table-cell>
          <table:table-cell office:value-type="float" office:value="349">
            <text:p>34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9">
            <text:p>2008-04-01</text:p>
          </table:table-cell>
          <table:table-cell office:value-type="float" office:value="1082">
            <text:p>1082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6"/>
        </table:table-row>
        <table:table-row table:style-name="ro3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 table:number-rows-repeated="6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2.C2" table:style-name="ta6" table:print="false">
        <table:table-column table:style-name="co1" table:default-cell-style-name="ce11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6" table:default-cell-style-name="ce7"/>
        <table:table-column table:style-name="co12" table:number-columns-repeated="1016" table:default-cell-style-name="ce7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1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6">
            <text:p>2008-03-29</text:p>
          </table:table-cell>
          <table:table-cell office:value-type="float" office:value="986">
            <text:p>98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5">
            <text:p>2008-03-28</text:p>
          </table:table-cell>
          <table:table-cell office:value-type="float" office:value="952">
            <text:p>95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4">
            <text:p>2008-03-27</text:p>
          </table:table-cell>
          <table:table-cell office:value-type="float" office:value="914">
            <text:p>914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3">
            <text:p>2008-03-26</text:p>
          </table:table-cell>
          <table:table-cell office:value-type="float" office:value="845">
            <text:p>84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2">
            <text:p>2008-03-25</text:p>
          </table:table-cell>
          <table:table-cell office:value-type="float" office:value="746">
            <text:p>746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30">
            <text:p>2008-03-23</text:p>
          </table:table-cell>
          <table:table-cell office:value-type="float" office:value="647">
            <text:p>647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3 (5)</text:p>
          </table:table-cell>
          <table:table-cell office:value-type="float" office:value="0">
            <text:p>0</text:p>
          </table:table-cell>
          <table:table-cell office:value-type="string">
            <text:p>Easter Sunday</text:p>
          </table:table-cell>
          <table:table-cell table:number-columns-repeated="1016"/>
        </table:table-row>
        <table:table-row table:style-name="ro1">
          <table:table-cell office:value-type="float" office:value="39529">
            <text:p>2008-03-22</text:p>
          </table:table-cell>
          <table:table-cell office:value-type="float" office:value="665">
            <text:p>66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5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8">
            <text:p>2008-03-21</text:p>
          </table:table-cell>
          <table:table-cell office:value-type="float" office:value="679">
            <text:p>67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 (2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7">
            <text:p>2008-03-20</text:p>
          </table:table-cell>
          <table:table-cell office:value-type="float" office:value="712">
            <text:p>712</text:p>
          </table:table-cell>
          <table:table-cell office:value-type="float" office:value="141">
            <text:p>14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6">
            <text:p>2008-03-19</text:p>
          </table:table-cell>
          <table:table-cell office:value-type="float" office:value="760">
            <text:p>760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7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5">
            <text:p>2008-03-18</text:p>
          </table:table-cell>
          <table:table-cell office:value-type="float" office:value="906">
            <text:p>906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4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524">
            <text:p>2008-03-17</text:p>
          </table:table-cell>
          <table:table-cell office:value-type="string">
            <text:p>2,236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6 (6)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 table:number-columns-repeated="1016"/>
        </table:table-row>
        <table:table-row table:style-name="ro1">
          <table:table-cell office:value-type="float" office:value="39523">
            <text:p>2008-03-16</text:p>
          </table:table-cell>
          <table:table-cell office:value-type="string">
            <text:p>2,50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.C1" table:style-name="ta7" table:print="false">
        <table:table-column table:style-name="co1" table:default-cell-style-name="ce11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6" table:default-cell-style-name="ce7"/>
        <table:table-column table:style-name="co12" table:number-columns-repeated="1016" table:default-cell-style-name="ce7"/>
        <table:table-row table:style-name="ro2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6" office:value-type="string">
            <text:p>Remarks</text:p>
          </table:table-cell>
          <table:table-cell table:style-name="ce6" table:number-columns-repeated="1016"/>
        </table:table-row>
        <table:table-row table:style-name="ro1">
          <table:table-cell office:value-type="float" office:value="39496">
            <text:p>2008-02-18</text:p>
          </table:table-cell>
          <table:table-cell office:value-type="string">
            <text:p>1,05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5">
            <text:p>2008-02-17</text:p>
          </table:table-cell>
          <table:table-cell office:value-type="string">
            <text:p>1,023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4">
            <text:p>2008-02-16</text:p>
          </table:table-cell>
          <table:table-cell office:value-type="float" office:value="782">
            <text:p>782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3">
            <text:p>2008-02-15</text:p>
          </table:table-cell>
          <table:table-cell office:value-type="float" office:value="791">
            <text:p>791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2">
            <text:p>2008-02-14</text:p>
          </table:table-cell>
          <table:table-cell office:value-type="float" office:value="768">
            <text:p>768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1">
            <text:p>2008-02-13</text:p>
          </table:table-cell>
          <table:table-cell office:value-type="float" office:value="845">
            <text:p>845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0">
            <text:p>2008-02-12</text:p>
          </table:table-cell>
          <table:table-cell office:value-type="float" office:value="817">
            <text:p>817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9489">
            <text:p>2008-02-11</text:p>
          </table:table-cell>
          <table:table-cell office:value-type="string">
            <text:p>1,268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6"/>
        </table:table-row>
        <table:table-row table:style-name="ro1">
          <table:table-cell office:value-type="float" office:value="39488">
            <text:p>2008-02-10</text:p>
          </table:table-cell>
          <table:table-cell office:value-type="string">
            <text:p>1,29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7">
            <text:p>2008-02-09</text:p>
          </table:table-cell>
          <table:table-cell office:value-type="string">
            <text:p>7,724</text:p>
          </table:table-cell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6">
            <text:p>2008-02-08</text:p>
          </table:table-cell>
          <table:table-cell office:value-type="string">
            <text:p>7,5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date-style style:name="N108">
      <number:year number:style="long"/>
      <number:text>-</number:text>
      <number:month number:style="long"/>
    </number:date-style>
    <number:date-style style:name="N109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9">
      <number:text-content/>
      <style:map style:condition="value()&gt;=0" style:apply-style-name="N109P0"/>
    </number:text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10.01.2011</text:date>, <text:time>21:09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ll_20_Time" style:display-name="PageStyle_All 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wTo" style:display-name="PageStyle_How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a3C2" style:display-name="PageStyle_Beta3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3C1" style:display-name="PageStyle_Beta3C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3" style:display-name="PageStyle_Beta2C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2" style:display-name="PageStyle_Beta2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1" style:display-name="PageStyle_Beta2C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1-10T21:09:05.03</dc:date>
    <dc:creator>Matthias Kläy</dc:creator>
    <meta:editing-duration>PT00H51M32S</meta:editing-duration>
    <meta:editing-cycles>5</meta:editing-cycles>
    <meta:document-statistic meta:table-count="7" meta:cell-count="1460" meta:object-count="0"/>
  </office:meta>
</office:document-meta>
</file>